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entury Gothic1" svg:font-family="'Century Gothic'"/>
    <style:font-face style:name="Mangal2" svg:font-family="Mangal"/>
    <style:font-face style:name="OpenSymbol2" svg:font-family="OpenSymbol, 'Arial Unicode MS'"/>
    <style:font-face style:name="Courier 10 Pitch1" svg:font-family="'Courier 10 Pitch'" style:font-pitch="fixed"/>
    <style:font-face style:name="Courier 10 Pitch2" svg:font-family="'Courier 10 Pitch'" style:font-adornments="Normal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entury Gothic" svg:font-family="'Century Gothic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mic Sans MS2" svg:font-family="'Comic Sans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a45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a465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5cm"/>
    </style:style>
    <style:style style:name="pr7" style:family="presentation" style:parent-style-name="Master1-Layout2-obj-Titre-et-contenu-title">
      <style:graphic-properties fo:min-height="3.886cm"/>
    </style:style>
    <style:style style:name="pr8" style:family="presentation" style:parent-style-name="Master1-Layout2-obj-Titre-et-contenu-outline1">
      <style:graphic-properties fo:min-height="5.019cm"/>
    </style:style>
    <style:style style:name="pr9" style:family="presentation" style:parent-style-name="Master1-Layout2-obj-Titre-et-contenu-notes">
      <style:graphic-properties draw:fill-color="#ffffff" fo:min-height="13.364cm"/>
    </style:style>
    <style:style style:name="pr10" style:family="presentation" style:parent-style-name="Master1-Layout2-obj-Titre-et-contenu-title">
      <style:graphic-properties fo:min-height="3.257cm"/>
    </style:style>
    <style:style style:name="pr11" style:family="presentation" style:parent-style-name="Master1-Layout2-obj-Titre-et-contenu-title">
      <style:graphic-properties fo:min-height="3.057cm"/>
    </style:style>
    <style:style style:name="pr12" style:family="presentation" style:parent-style-name="Master1-Layout2-obj-Titre-et-contenu-title">
      <style:graphic-properties fo:min-height="2.405cm"/>
    </style:style>
    <style:style style:name="pr13" style:family="presentation" style:parent-style-name="Master1-Layout1-title-Diapositive-de-titre-title">
      <style:graphic-properties fo:min-height="4.083cm"/>
    </style:style>
    <style:style style:name="pr14" style:family="presentation" style:parent-style-name="Master1-Layout1-title-Diapositive-de-titre-outline1">
      <style:graphic-properties fo:min-height="4.618cm"/>
    </style:style>
    <style:style style:name="P1" style:family="paragraph">
      <style:paragraph-properties fo:margin-left="1.346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.102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.102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.102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.102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1.346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5c9c" style:text-line-through-style="none" style:text-line-through-type="none" style:text-position="0% 100%" style:font-name="Century Gothic1" fo:font-size="4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1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urier 10 Pitch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5c9c" style:text-line-through-style="none" style:text-line-through-type="none" style:text-position="0% 100%" style:font-name="Century Gothic1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urier 10 Pitch2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ff5c9c" style:text-line-through-style="none" style:text-line-through-type="none" style:text-position="0% 100%" style:font-name="Courier 10 Pitch1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urier 10 Pitch1" fo:font-size="3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urier 10 Pitch1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urier 10 Pitch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urier 10 Pitch1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">
        <style:list-level-properties text:space-before="0.178cm" text:min-label-width="1.067cm"/>
        <style:text-properties fo:font-family="'Wingdings 2'" style:font-charset="x-symbol" fo:color="#ff388c" fo:font-size="80%"/>
      </text:list-level-style-bullet>
      <text:list-level-style-bullet text:level="2" text:bullet-char="">
        <style:list-level-properties text:space-before="1.219cm" text:min-label-width="1.067cm"/>
        <style:text-properties fo:font-family="'Wingdings 2'" style:font-charset="x-symbol" fo:color="#ff388c" fo:font-size="80%"/>
      </text:list-level-style-bullet>
      <text:list-level-style-bullet text:level="3" text:bullet-char="">
        <style:list-level-properties text:space-before="2.007cm" text:min-label-width="1.067cm"/>
        <style:text-properties fo:font-family="'Wingdings 2'" style:font-charset="x-symbol" fo:color="#ff388c" fo:font-size="80%"/>
      </text:list-level-style-bullet>
      <text:list-level-style-bullet text:level="4" text:bullet-char="">
        <style:list-level-properties text:space-before="2.743cm" text:min-label-width="1.067cm"/>
        <style:text-properties fo:font-family="'Wingdings 2'" style:font-charset="x-symbol" fo:color="#ff388c" fo:font-size="80%"/>
      </text:list-level-style-bullet>
      <text:list-level-style-bullet text:level="5" text:bullet-char="">
        <style:list-level-properties text:space-before="3.378cm" text:min-label-width="1.067cm"/>
        <style:text-properties fo:font-family="'Wingdings 2'" style:font-charset="x-symbol" fo:color="#ff388c" fo:font-size="80%"/>
      </text:list-level-style-bullet>
      <text:list-level-style-bullet text:level="6" text:bullet-char="">
        <style:list-level-properties text:space-before="4.013cm" text:min-label-width="1.067cm"/>
        <style:text-properties fo:font-family="'Wingdings 2'" style:font-charset="x-symbol" fo:color="#ff388c" fo:font-size="80%"/>
      </text:list-level-style-bullet>
      <text:list-level-style-bullet text:level="7" text:bullet-char="">
        <style:list-level-properties text:space-before="4.724cm" text:min-label-width="1.067cm"/>
        <style:text-properties fo:font-family="'Wingdings 2'" style:font-charset="x-symbol" fo:color="#ff388c" fo:font-size="80%"/>
      </text:list-level-style-bullet>
      <text:list-level-style-bullet text:level="8" text:bullet-char="">
        <style:list-level-properties text:space-before="5.283cm" text:min-label-width="1.067cm"/>
        <style:text-properties fo:font-family="'Wingdings 2'" style:font-charset="x-symbol" fo:color="#ff388c" fo:font-size="80%"/>
      </text:list-level-style-bullet>
      <text:list-level-style-bullet text:level="9" text:bullet-char="">
        <style:list-level-properties text:space-before="5.918cm" text:min-label-width="1.067cm"/>
        <style:text-properties fo:font-family="'Wingdings 2'" style:font-charset="x-symbol" fo:color="#ff388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de garde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2.397cm" svg:height="4.083cm" svg:x="1.502cm" svg:y="2.156cm" presentation:class="title">
          <draw:text-box>
            <text:p text:style-name="P1"><text:span text:style-name="T1">jQuery</text:span></text:p>
          </draw:text-box>
        </draw:frame>
        <draw:frame draw:name="Sous-titre 2" presentation:style-name="pr2" draw:text-style-name="P2" draw:layer="layout" svg:width="22.397cm" svg:height="4.868cm" svg:x="1.502cm" svg:y="6.251cm" presentation:class="subtitle" presentation:user-transformed="true">
          <draw:text-box>
            <text:p text:style-name="P3"><text:span text:style-name="T2"/></text:p>
            <text:p text:style-name="P4"><text:span text:style-name="T2">jQuery is a fast, small, and feature-rich JavaScript library</text:span></text:p>
            <text:p text:style-name="P5"><text:span text:style-name="T2"/></text:p>
            <text:p text:style-name="P6"><text:span text:style-name="T2">write less, do more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*** MerKi Alex-Cendres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férences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2.86cm" svg:height="3.886cm" svg:x="1.27cm" svg:y="0.743cm" presentation:class="title">
          <draw:text-box>
            <text:p text:style-name="P7"><text:span text:style-name="T4">Références</text:span></text:p>
          </draw:text-box>
        </draw:frame>
        <draw:frame draw:name="Espace réservé du contenu 2" presentation:style-name="pr5" draw:text-style-name="P2" draw:layer="layout" svg:width="22.86cm" svg:height="11.912cm" svg:x="1.308cm" svg:y="3.888cm" presentation:class="outline" presentation:user-transformed="true">
          <draw:text-box>
            <text:p><text:span text:style-name="T5"/></text:p>
            <text:p><text:span text:style-name="T5">https://jquery.com/</text:span></text:p>
            <text:p><text:span text:style-name="T5"/></text:p>
            <text:p><text:span text:style-name="T5"><text:a xlink:href="https://jquery.com/download/" xlink:type="simple">https://jquery.com/download/</text:a></text:span></text:p>
            <text:p><text:span text:style-name="T5"/></text:p>
            <text:p><text:span text:style-name="T5">jquery.odt ou jquery.pdf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ne seule fonction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2.86cm" svg:height="3.886cm" svg:x="1.27cm" svg:y="0.743cm" presentation:class="title">
          <draw:text-box>
            <text:p text:style-name="P7"><text:span text:style-name="T4">jquery() : une seule fonction</text:span></text:p>
          </draw:text-box>
        </draw:frame>
        <draw:frame draw:name="Espace réservé du contenu 2" presentation:style-name="pr5" draw:text-style-name="P2" draw:layer="layout" svg:width="22.86cm" svg:height="12.7cm" svg:x="1.27cm" svg:y="5.23cm" presentation:class="outline" presentation:user-transformed="true">
          <draw:text-box>
            <text:list text:style-name="L3">
              <text:list-item>
                <text:p text:style-name="P8"><text:span text:style-name="T5">Il n'existe qu'une seule fonction dans cette bibliothèque.</text:span></text:p>
              </text:list-item>
              <text:list-item>
                <text:p text:style-name="P8"><text:span text:style-name="T5">La fonction jquery() est substituée pas $().</text:span></text:p>
              </text:list-item>
              <text:list-item>
                <text:p text:style-name="P8"><text:span text:style-name="T5">Elle prend comme argument une variable ou un sélecteu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hargement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2.86cm" svg:height="2.857cm" svg:x="1.27cm" svg:y="0.743cm" presentation:class="title" presentation:user-transformed="true">
          <draw:text-box>
            <text:p text:style-name="P7"><text:span text:style-name="T4">Chargement</text:span></text:p>
          </draw:text-box>
        </draw:frame>
        <draw:frame draw:name="Espace réservé du contenu 2" presentation:style-name="pr5" draw:text-style-name="P2" draw:layer="layout" svg:width="22.86cm" svg:height="11.37cm" svg:x="1.2cm" svg:y="4.252cm" presentation:class="outline" presentation:user-transformed="true">
          <draw:text-box>
            <text:list text:style-name="L3">
              <text:list-item>
                <text:p text:style-name="P8"><text:span text:style-name="T5">Vous chargez tout d'abord la bibliothèque :</text:span></text:p>
              </text:list-item>
              <text:list-item>
                <text:p text:style-name="P8"><text:span text:style-name="T5">&lt;script src="../js/lib/jquery/jquery.js"&gt;&lt;/script&gt;</text:span></text:p>
              </text:list-item>
              <text:list-item>
                <text:p text:style-name="P8"><text:span text:style-name="T5">Et ensuite vos bibliothèques.</text:span></text:p>
              </text:list-item>
              <text:list-item>
                <text:p text:style-name="P8"><text:span text:style-name="T5">&lt;script src="../js/xxx.js"&gt;&lt;/script&gt;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s sélecteurs" draw:style-name="dp4" draw:master-page-name="Master1-Layout2-obj-Titre-et-contenu" presentation:presentation-page-layout-name="AL2T18">
        <draw:frame presentation:style-name="pr7" draw:layer="layout" svg:width="22.86cm" svg:height="3.886cm" svg:x="1.27cm" svg:y="0.743cm" presentation:class="title" presentation:user-transformed="true">
          <draw:text-box>
            <text:p text:style-name="P7"><text:span text:style-name="T4">Les sélecteurs</text:span></text:p>
          </draw:text-box>
        </draw:frame>
        <draw:frame presentation:style-name="pr8" draw:layer="layout" svg:width="22.73cm" svg:height="6.943cm" svg:x="1.27cm" svg:y="4.457cm" presentation:class="outline" presentation:user-transformed="true">
          <draw:text-box>
            <text:list text:style-name="L3">
              <text:list-header>
                <text:p text:style-name="P8"><text:span text:style-name="T6"/></text:p>
              </text:list-header>
              <text:list-item>
                <text:p text:style-name="P8"><text:span text:style-name="T7">"prenom": "Annabelle"</text:span></text:p>
                <text:p text:style-name="P8"><text:span text:style-name="T7"/></text:p>
              </text:list-item>
              <text:list-item>
                <text:p text:style-name="P8"><text:span text:style-name="T7">Une donnée JSON est une paire "clé":"valeur".</text:span></text:p>
                <text:p text:style-name="P8"><text:span text:style-name="T7"/></text:p>
              </text:list-item>
              <text:list-item>
                <text:p text:style-name="P8"><text:span text:style-name="T7">La clé est entourée par des " (double quotes)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événements" draw:style-name="dp4" draw:master-page-name="Master1-Layout2-obj-Titre-et-contenu" presentation:presentation-page-layout-name="AL2T18">
        <draw:frame presentation:style-name="pr10" draw:text-style-name="P7" draw:layer="layout" svg:width="22.86cm" svg:height="3.257cm" svg:x="1.27cm" svg:y="0.743cm" presentation:class="title" presentation:user-transformed="true">
          <draw:text-box>
            <text:p text:style-name="P7"><text:span text:style-name="T4">Les événements</text:span></text:p>
          </draw:text-box>
        </draw:frame>
        <draw:frame presentation:style-name="pr8" draw:layer="layout" svg:width="22.73cm" svg:height="12.2cm" svg:x="1.27cm" svg:y="4cm" presentation:class="outline" presentation:user-transformed="true">
          <draw:text-box>
            <text:list text:style-name="L3">
              <text:list-header>
                <text:p text:style-name="P8"><text:span text:style-name="T6"/></text:p>
              </text:list-header>
              <text:list-item>
                <text:p text:style-name="P8"><text:span text:style-name="T8">Dans un fichier JSON</text:span></text:p>
                <text:p text:style-name="P8"><text:span text:style-name="T8"/></text:p>
                <text:p text:style-name="P8"><text:span text:style-name="T8">{</text:span></text:p>
                <text:p text:style-name="P8"><text:span text:style-name="T8"><text:s text:c="4"/></text:span><text:span text:style-name="T8">"prenom": "Annabelle",</text:span></text:p>
                <text:p text:style-name="P8"><text:span text:style-name="T8"><text:s text:c="4"/></text:span><text:span text:style-name="T8">"age": 23</text:span></text:p>
                <text:p text:style-name="P8"><text:span text:style-name="T8">}</text:span></text:p>
                <text:p text:style-name="P8"><text:span text:style-name="T8"/></text:p>
              </text:list-item>
              <text:list-item>
                <text:p text:style-name="P8"><text:span text:style-name="T8">Les clés sont entre double quotes.</text:span></text:p>
                <text:p text:style-name="P8"><text:span text:style-name="T8"/></text:p>
              </text:list-item>
              <text:list-item>
                <text:p text:style-name="P8"><text:span text:style-name="T8">La syntaxe est donc composée de :</text:span></text:p>
                <text:p text:style-name="P8"><text:span text:style-name="T8"/></text:p>
              </text:list-item>
              <text:list-item>
                <text:p text:style-name="P8"><text:span text:style-name="T8">Accolade ouvrante</text:span></text:p>
              </text:list-item>
              <text:list-item>
                <text:p text:style-name="P8"><text:span text:style-name="T8">Paire(s) attribut:valeur</text:span></text:p>
              </text:list-item>
              <text:list-item>
                <text:p text:style-name="P8"><text:span text:style-name="T8">Virgule séparatrice pour les paires</text:span></text:p>
              </text:list-item>
              <text:list-item>
                <text:p text:style-name="P8"><text:span text:style-name="T8">Accolade fermante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CSS" draw:style-name="dp4" draw:master-page-name="Master1-Layout2-obj-Titre-et-contenu" presentation:presentation-page-layout-name="AL2T18">
        <draw:frame presentation:style-name="pr11" draw:text-style-name="P7" draw:layer="layout" svg:width="22.86cm" svg:height="3.057cm" svg:x="1.27cm" svg:y="0.743cm" presentation:class="title" presentation:user-transformed="true">
          <draw:text-box>
            <text:p text:style-name="P7"><text:span text:style-name="T4">Le CSS</text:span></text:p>
          </draw:text-box>
        </draw:frame>
        <draw:frame presentation:style-name="pr8" draw:layer="layout" svg:width="22.73cm" svg:height="10.4cm" svg:x="1.27cm" svg:y="4.4cm" presentation:class="outline" presentation:user-transformed="true">
          <draw:text-box>
            <text:list text:style-name="L3">
              <text:list-header>
                <text:p text:style-name="P8"><text:span text:style-name="T6"/></text:p>
              </text:list-header>
              <text:list-item>
                <text:p text:style-name="P8"><text:span text:style-name="T9">Récupérer une valeur de style d'un élément HTML</text:span></text:p>
                <text:p text:style-name="P8"><text:span text:style-name="T9"/></text:p>
                <text:p text:style-name="P8"><text:span text:style-name="T9">Chaîne = $("élément").</text:span><text:span text:style-name="T10">css</text:span><text:span text:style-name="T9">("propriété");</text:span></text:p>
                <text:p text:style-name="P8"><text:span text:style-name="T9">var margeTop = $("#img1").css("marginTop"); // ou "margin-top"</text:span></text:p>
                <text:p text:style-name="P8"><text:span text:style-name="T7"/></text:p>
              </text:list-item>
              <text:list-item>
                <text:p text:style-name="P8"><text:span text:style-name="T9">Modifier une valeur de style d'un élément html</text:span></text:p>
                <text:p text:style-name="P8"><text:span text:style-name="T9"/></text:p>
                <text:p text:style-name="P8"><text:span text:style-name="T9">$("élément").css("propriété", "valeur");</text:span></text:p>
                <text:p text:style-name="P8"><text:span text:style-name="T9">$("#img1").css("padding", "20px"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DOM" draw:style-name="dp4" draw:master-page-name="Master1-Layout2-obj-Titre-et-contenu" presentation:presentation-page-layout-name="AL2T18">
        <draw:frame presentation:style-name="pr12" draw:text-style-name="P7" draw:layer="layout" svg:width="22.86cm" svg:height="2.405cm" svg:x="1.231cm" svg:y="0.795cm" presentation:class="title" presentation:user-transformed="true">
          <draw:text-box>
            <text:p text:style-name="P7"><text:span text:style-name="T4">Le DOM</text:span></text:p>
          </draw:text-box>
        </draw:frame>
        <draw:frame presentation:style-name="pr8" draw:layer="layout" svg:width="22.73cm" svg:height="12.2cm" svg:x="1.27cm" svg:y="3.527cm" presentation:class="outline" presentation:user-transformed="true">
          <draw:text-box>
            <text:list text:style-name="L3">
              <text:list-header>
                <text:p text:style-name="P8"><text:span text:style-name="T6"/></text:p>
              </text:list-header>
              <text:list-item>
                <text:p text:style-name="P8"><text:span text:style-name="T7">Un objet, des paires, un tableau, un objet, ...</text:span></text:p>
                <text:p text:style-name="P8"><text:span text:style-name="T7"/></text:p>
                <text:p text:style-name="P8"><text:span text:style-name="T7">{</text:span></text:p>
                <text:p text:style-name="P8"><text:span text:style-name="T7"><text:s text:c="4"/></text:span><text:span text:style-name="T7">"prenom": "Pascal",</text:span></text:p>
                <text:p text:style-name="P8"><text:span text:style-name="T7"><text:s text:c="4"/></text:span><text:span text:style-name="T7">"nom": "Buguet",</text:span></text:p>
                <text:p text:style-name="P8"><text:span text:style-name="T7"><text:s text:c="4"/></text:span><text:span text:style-name="T7">"email": "pascal.buguet@laposte.net",</text:span></text:p>
                <text:p text:style-name="P8"><text:span text:style-name="T7"><text:s text:c="4"/></text:span><text:span text:style-name="T7">"telephones": [</text:span></text:p>
                <text:p text:style-name="P8"><text:span text:style-name="T7"><text:s text:c="8"/></text:span><text:span text:style-name="T7">{"numero": "0101010101"},</text:span></text:p>
                <text:p text:style-name="P8"><text:span text:style-name="T7"><text:s text:c="8"/></text:span><text:span text:style-name="T7">{"numero": "0606060606"}</text:span></text:p>
                <text:p text:style-name="P8"><text:span text:style-name="T7"><text:s text:c="4"/></text:span><text:span text:style-name="T7">],</text:span></text:p>
                <text:p text:style-name="P8"><text:span text:style-name="T7"><text:s text:c="4"/></text:span><text:span text:style-name="T7">"adresse": {</text:span></text:p>
                <text:p text:style-name="P8"><text:span text:style-name="T7"><text:s text:c="8"/></text:span><text:span text:style-name="T7">"numero": 391,</text:span></text:p>
                <text:p text:style-name="P8"><text:span text:style-name="T7"><text:s text:c="8"/></text:span><text:span text:style-name="T7">"voie": "rue du fg st Antoine",</text:span></text:p>
                <text:p text:style-name="P8"><text:span text:style-name="T7"><text:s text:c="8"/></text:span><text:span text:style-name="T7">"cp": "75011",</text:span></text:p>
                <text:p text:style-name="P8"><text:span text:style-name="T7"><text:s text:c="8"/></text:span><text:span text:style-name="T7">"ville": "Paris"</text:span></text:p>
                <text:p text:style-name="P8"><text:span text:style-name="T7"><text:s text:c="4"/></text:span><text:span text:style-name="T7">}</text:span></text:p>
                <text:p text:style-name="P8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effets et les animations" draw:style-name="dp4" draw:master-page-name="Master1-Layout1-title-Diapositive-de-titre" presentation:presentation-page-layout-name="AL1T33">
        <draw:frame presentation:style-name="pr13" draw:layer="layout" svg:width="22.397cm" svg:height="4.083cm" svg:x="1.502cm" svg:y="2.156cm" presentation:class="title" presentation:user-transformed="true">
          <draw:text-box>
            <text:p text:style-name="P1"><text:span text:style-name="T1">Les effets et les animations</text:span></text:p>
          </draw:text-box>
        </draw:frame>
        <draw:frame presentation:style-name="pr14" draw:layer="layout" svg:width="22.397cm" svg:height="4.868cm" svg:x="1.502cm" svg:y="6.251cm" presentation:class="outline" presentation:user-transformed="true">
          <draw:text-box>
            <text:p text:style-name="P5"><text:span text:style-name="T2">à suivre … JavaScript et JSO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entury Gothic1" svg:font-family="'Century Gothic'"/>
    <style:font-face style:name="Mangal2" svg:font-family="Mangal"/>
    <style:font-face style:name="OpenSymbol2" svg:font-family="OpenSymbol, 'Arial Unicode MS'"/>
    <style:font-face style:name="Courier 10 Pitch1" svg:font-family="'Courier 10 Pitch'" style:font-pitch="fixed"/>
    <style:font-face style:name="Courier 10 Pitch2" svg:font-family="'Courier 10 Pitch'" style:font-adornments="Normal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entury Gothic" svg:font-family="'Century Gothic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mic Sans MS2" svg:font-family="'Comic Sans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a0" draw:style="linear" draw:start-color="#474747" draw:end-color="#626262" draw:start-intensity="100%" draw:end-intensity="100%" draw:angle="0" draw:border="0%"/>
    <draw:gradient draw:name="a114" draw:style="linear" draw:start-color="#000000" draw:end-color="#000000" draw:start-intensity="100%" draw:end-intensity="100%" draw:angle="0" draw:border="0%"/>
    <draw:gradient draw:name="a118" draw:style="linear" draw:start-color="#d2d2d2" draw:end-color="#d2d2d2" draw:start-intensity="10%" draw:end-intensity="8%" draw:angle="3170" draw:border="0%"/>
    <draw:gradient draw:name="a122" draw:style="linear" draw:start-color="#b6004a" draw:end-color="#ff0083" draw:start-intensity="100%" draw:end-intensity="100%" draw:angle="1920" draw:border="0%"/>
    <draw:gradient draw:name="a146" draw:style="linear" draw:start-color="#474747" draw:end-color="#626262" draw:start-intensity="100%" draw:end-intensity="100%" draw:angle="0" draw:border="0%"/>
    <draw:gradient draw:name="a150" draw:style="linear" draw:start-color="#d2d2d2" draw:end-color="#d2d2d2" draw:start-intensity="10%" draw:end-intensity="8%" draw:angle="3170" draw:border="0%"/>
    <draw:gradient draw:name="a204" draw:style="linear" draw:start-color="#474747" draw:end-color="#626262" draw:start-intensity="100%" draw:end-intensity="100%" draw:angle="0" draw:border="0%"/>
    <draw:gradient draw:name="a264" draw:style="linear" draw:start-color="#474747" draw:end-color="#626262" draw:start-intensity="100%" draw:end-intensity="100%" draw:angle="0" draw:border="0%"/>
    <draw:gradient draw:name="a268" draw:style="linear" draw:start-color="#d2d2d2" draw:end-color="#d2d2d2" draw:start-intensity="10%" draw:end-intensity="8%" draw:angle="3170" draw:border="0%"/>
    <draw:gradient draw:name="a288" draw:style="linear" draw:start-color="#474747" draw:end-color="#626262" draw:start-intensity="100%" draw:end-intensity="100%" draw:angle="0" draw:border="0%"/>
    <draw:gradient draw:name="a292" draw:style="linear" draw:start-color="#d2d2d2" draw:end-color="#d2d2d2" draw:start-intensity="10%" draw:end-intensity="8%" draw:angle="3170" draw:border="0%"/>
    <draw:gradient draw:name="a308" draw:style="linear" draw:start-color="#474747" draw:end-color="#626262" draw:start-intensity="100%" draw:end-intensity="100%" draw:angle="0" draw:border="0%"/>
    <draw:gradient draw:name="a347" draw:style="linear" draw:start-color="#000000" draw:end-color="#000000" draw:start-intensity="100%" draw:end-intensity="100%" draw:angle="0" draw:border="0%"/>
    <draw:gradient draw:name="a373" draw:style="linear" draw:start-color="#474747" draw:end-color="#626262" draw:start-intensity="100%" draw:end-intensity="100%" draw:angle="0" draw:border="0%"/>
    <draw:gradient draw:name="a377" draw:style="linear" draw:start-color="#d2d2d2" draw:end-color="#d2d2d2" draw:start-intensity="10%" draw:end-intensity="8%" draw:angle="3170" draw:border="0%"/>
    <draw:gradient draw:name="a4" draw:style="linear" draw:start-color="#d2d2d2" draw:end-color="#d2d2d2" draw:start-intensity="10%" draw:end-intensity="8%" draw:angle="3170" draw:border="0%"/>
    <draw:gradient draw:name="a41" draw:style="linear" draw:start-color="#474747" draw:end-color="#626262" draw:start-intensity="100%" draw:end-intensity="100%" draw:angle="0" draw:border="0%"/>
    <draw:gradient draw:name="a414" draw:style="linear" draw:start-color="#474747" draw:end-color="#626262" draw:start-intensity="100%" draw:end-intensity="100%" draw:angle="0" draw:border="0%"/>
    <draw:gradient draw:name="a418" draw:style="linear" draw:start-color="#d2d2d2" draw:end-color="#d2d2d2" draw:start-intensity="10%" draw:end-intensity="8%" draw:angle="3170" draw:border="0%"/>
    <draw:gradient draw:name="a45" draw:style="linear" draw:start-color="#d2d2d2" draw:end-color="#d2d2d2" draw:start-intensity="10%" draw:end-intensity="8%" draw:angle="3170" draw:border="0%"/>
    <draw:gradient draw:name="a455" draw:style="linear" draw:start-color="#474747" draw:end-color="#626262" draw:start-intensity="100%" draw:end-intensity="100%" draw:angle="0" draw:border="0%"/>
    <draw:gradient draw:name="a465" draw:style="linear" draw:start-color="#474747" draw:end-color="#626262" draw:start-intensity="100%" draw:end-intensity="100%" draw:angle="0" draw:border="0%"/>
    <draw:gradient draw:name="a51" draw:style="linear" draw:start-color="#b6004a" draw:end-color="#ff0083" draw:start-intensity="100%" draw:end-intensity="100%" draw:angle="1920" draw:border="0%"/>
    <draw:gradient draw:name="a73" draw:style="linear" draw:start-color="#474747" draw:end-color="#626262" draw:start-intensity="100%" draw:end-intensity="100%" draw:angle="0" draw:border="0%"/>
    <draw:gradient draw:name="a77" draw:style="linear" draw:start-color="#d2d2d2" draw:end-color="#d2d2d2" draw:start-intensity="10%" draw:end-intensity="8%" draw:angle="3170" draw:border="0%"/>
    <draw:marker draw:name="Arrow" svg:viewBox="0 0 20 30" svg:d="M10 0l-10 30h20z"/>
    <style:default-style style:family="graphic">
      <style:graphic-properties draw:stroke="solid" svg:stroke-width="0.071cm" svg:stroke-color="#bc2665" draw:fill-color="#ff388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margin-left="1.341cm" fo:margin-right="0cm" fo:margin-top="0.187cm" fo:margin-bottom="0.187cm" fo:text-align="center" fo:text-indent="-1.341cm" style:text-autospace="none" style:writing-mode="lr-tb"/>
      <style:text-properties fo:font-variant="small-caps" style:use-window-font-color="true" style:font-name="Arial1" fo:font-family="Arial" style:font-family-generic="swiss" style:font-pitch="variable" fo:font-size="20pt" fo:letter-spacing="0.035cm" fo:language="fr" fo:country="FR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746cm" fo:margin-bottom="0.187cm" fo:text-align="start" style:text-autospace="none" style:writing-mode="lr-tb"/>
      <style:text-properties fo:font-variant="small-caps" style:use-window-font-color="true" style:font-name="Arial1" fo:font-family="Arial" style:font-family-generic="swiss" style:font-pitch="variable" fo:font-size="16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3" style:display-name="Titre 3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fo:color="#ffffff" style:font-name="Arial1" fo:font-family="Arial" style:font-family-generic="swiss" style:font-pitch="variable" fo:font-size="14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5" style:display-name="Titre 5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fr" fo:country="FR" fo:font-style="italic" fo:font-weight="bold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WW8Num2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itation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0" style:display-name="Titre 10" style:family="graphic">
      <style:paragraph-properties fo:margin-top="0.187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0.5pt" fo:language="fr" fo:country="FR" fo:font-weight="bold" style:font-name-asian="Mangal1" style:font-family-asian="Mangal" style:font-pitch-asian="variable" style:font-size-asian="10.5pt" style:language-asian="ar" style:country-asian="SA" style:font-weight-asian="bold" style:font-weight-complex="bold"/>
    </style:style>
    <style:style style:name="Texte_20_préformaté" style:display-name="Texte préformaté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fo:language="fr" fo:country="FR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fr" fo:country="FR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Préformaté_20_HTML" style:display-name="Préformaté HTML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fr" fo:country="FR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pport_5f_syntaxe" style:display-name="support_syntaxe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2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support_5f_texte" style:display-name="support_texte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2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Explorateur_20_de_20_document" style:display-name="Explorateur de documen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4.97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8" style:display-name="Table des matières niveau 8" style:family="graphic">
      <style:paragraph-properties fo:margin-left="4.355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3.112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489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1.866cm" fo:margin-right="0cm" fo:margin-top="0cm" fo:margin-bottom="0cm" fo:text-align="start" fo:text-indent="0cm" style:text-autospace="none" style:writing-mode="lr-tb"/>
      <style:text-properties style:use-window-font-color="true" style:font-name="Tahoma1" fo:font-family="Tahoma" style:font-family-generic="swiss" style:font-pitch="variable" fo:font-size="10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1.245cm" fo:margin-right="0cm" fo:margin-top="0cm" fo:margin-bottom="0cm" fo:text-align="start" fo:text-indent="0cm" style:text-autospace="none" style:writing-mode="lr-tb"/>
      <style:text-properties style:use-window-font-color="true" style:font-name="Tahoma1" fo:font-family="Tahoma" style:font-family-generic="swiss" style:font-pitch="variable" fo:font-size="10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text-align="start" style:text-autospace="none" style:writing-mode="lr-tb">
        <style:tab-stops>
          <style:tab-stop style:position="1.866cm"/>
          <style:tab-stop style:position="28.189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zxx" fo:country="none" style:font-name-asian="Times New Roman" style:font-family-asian="'Times New Roman'" style:font-family-generic-asian="roman" style:font-pitch-asian="variable" style:font-size-asian="20pt" style:language-asian="ar" style:country-asian="SA"/>
    </style:style>
    <style:style style:name="Table_20_des_20_matières_20_niveau_20_2" style:display-name="Table des matières niveau 2" style:family="graphic">
      <style:paragraph-properties fo:margin-left="0.623cm" fo:margin-right="0cm" fo:margin-top="0cm" fo:margin-bottom="0cm" fo:text-align="start" fo:text-indent="0cm" style:text-autospace="none" style:writing-mode="lr-tb"/>
      <style:text-properties style:use-window-font-color="true" style:font-name="Tahoma1" fo:font-family="Tahoma" style:font-family-generic="swiss" style:font-pitch="variable" fo:font-size="12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Corps_20_de_20_texte_20_3" style:display-name="Corps de texte 3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2" style:display-name="Corps de texte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0cm" fo:margin-right="0cm" fo:margin-top="0cm" fo:margin-bottom="0cm" fo:text-align="start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_20_2" style:display-name="Liste à numéros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" style:display-name="Liste à numéro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1.76cm" fo:margin-right="0cm" fo:margin-top="0cm" fo:margin-bottom="0cm" fo:text-align="start" fo:text-indent="-0.88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pied_5f_page" style:display-name="support_pied_pag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en_5f_tete" style:display-name="support_en_te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couverture" style:display-name="support_couverture" style:family="graphic">
      <style:paragraph-properties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36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puce1" style:display-name="support_puce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Comic Sans MS1" fo:font-family="'Comic Sans MS'" style:font-family-generic="script" style:font-pitch="variable" fo:font-size="10pt" fo:language="fr" fo:country="FR" fo:font-weight="bold" style:font-name-asian="Comic Sans MS1" style:font-family-asian="'Comic Sans MS'" style:font-family-generic-asian="script" style:font-pitch-asian="variable" style:font-size-asian="10pt" style:language-asian="ar" style:country-asian="SA" style:font-weight-asian="bold" style:font-weight-complex="bold"/>
    </style:style>
    <style:style style:name="support_5f_notes" style:display-name="support_notes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support_5f_code" style:display-name="support_code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2pt" fo:language="fr" fo:country="FR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Master1-Verve-background" style:family="presentation">
      <style:graphic-properties draw:stroke="none" draw:fill="gradient" draw:fill-gradient-name="a0"/>
      <style:text-properties style:letter-kerning="true"/>
    </style:style>
    <style:style style:name="Master1-Ve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e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erve-outline1" style:family="presentation">
      <style:graphic-properties draw:stroke="none" draw:fill="none" draw:auto-grow-height="false" draw:fit-to-size="shrink-to-fit">
        <text:list-style style:name="Master1-Ve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erve-outline2" style:family="presentation" style:parent-style-name="Master1-Verve-outline1">
      <style:paragraph-properties fo:margin-top="0cm" fo:margin-bottom="0.4cm"/>
      <style:text-properties fo:font-size="28pt" style:font-size-asian="28pt" style:font-size-complex="28pt"/>
    </style:style>
    <style:style style:name="Master1-Verve-outline3" style:family="presentation" style:parent-style-name="Master1-Verve-outline2">
      <style:paragraph-properties fo:margin-top="0cm" fo:margin-bottom="0.3cm"/>
      <style:text-properties fo:font-size="24pt" style:font-size-asian="24pt" style:font-size-complex="24pt"/>
    </style:style>
    <style:style style:name="Master1-Verve-outline4" style:family="presentation" style:parent-style-name="Master1-Verve-outline3">
      <style:paragraph-properties fo:margin-top="0cm" fo:margin-bottom="0.2cm"/>
      <style:text-properties fo:font-size="20pt" style:font-size-asian="20pt" style:font-size-complex="20pt"/>
    </style:style>
    <style:style style:name="Master1-Verve-outline5" style:family="presentation" style:parent-style-name="Master1-Verve-outline4">
      <style:paragraph-properties fo:margin-top="0cm" fo:margin-bottom="0.1cm"/>
      <style:text-properties fo:font-size="20pt" style:font-size-asian="20pt" style:font-size-complex="20pt"/>
    </style:style>
    <style:style style:name="Master1-Verve-outline6" style:family="presentation" style:parent-style-name="Master1-Verve-outline5">
      <style:paragraph-properties fo:margin-top="0cm" fo:margin-bottom="0.1cm"/>
      <style:text-properties fo:font-size="20pt" style:font-size-asian="20pt" style:font-size-complex="20pt"/>
    </style:style>
    <style:style style:name="Master1-Verve-outline7" style:family="presentation" style:parent-style-name="Master1-Verve-outline6">
      <style:paragraph-properties fo:margin-top="0cm" fo:margin-bottom="0.1cm"/>
      <style:text-properties fo:font-size="20pt" style:font-size-asian="20pt" style:font-size-complex="20pt"/>
    </style:style>
    <style:style style:name="Master1-Verve-outline8" style:family="presentation" style:parent-style-name="Master1-Verve-outline7">
      <style:paragraph-properties fo:margin-top="0cm" fo:margin-bottom="0.1cm"/>
      <style:text-properties fo:font-size="20pt" style:font-size-asian="20pt" style:font-size-complex="20pt"/>
    </style:style>
    <style:style style:name="Master1-Verve-outline9" style:family="presentation" style:parent-style-name="Master1-Verve-outline8">
      <style:paragraph-properties fo:margin-top="0cm" fo:margin-bottom="0.1cm"/>
      <style:text-properties fo:font-size="20pt" style:font-size-asian="20pt" style:font-size-complex="20pt"/>
    </style:style>
    <style:style style:name="Master1-Verve-subtitle" style:family="presentation">
      <style:graphic-properties draw:stroke="none" draw:fill="none" draw:textarea-vertical-align="middle">
        <text:list-style style:name="Master1-Ve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erve-title" style:family="presentation">
      <style:graphic-properties draw:stroke="none" draw:fill="none" draw:textarea-vertical-align="middle">
        <text:list-style style:name="Master1-Ve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gradient" draw:fill-gradient-name="a41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gradient" draw:fill-gradient-name="a73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gradient" draw:fill-gradient-name="a114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gradient" draw:fill-gradient-name="a146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gradient" draw:fill-gradient-name="a204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gradient" draw:fill-gradient-name="a264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gradient" draw:fill-gradient-name="a288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gradient" draw:fill-gradient-name="a308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gradient" draw:fill-gradient-name="a347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gradient" draw:fill-gradient-name="a373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gradient" draw:fill-gradient-name="a414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73"/>
    </style:style>
    <style:style style:name="Mdp4" style:family="drawing-page">
      <style:drawing-page-properties draw:background-size="border" draw:fill="gradient" draw:fill-gradient-name="a114"/>
    </style:style>
    <style:style style:name="Mdp5" style:family="drawing-page">
      <style:drawing-page-properties draw:background-size="border" draw:fill="gradient" draw:fill-gradient-name="a146"/>
    </style:style>
    <style:style style:name="Mdp6" style:family="drawing-page">
      <style:drawing-page-properties draw:background-size="border" draw:fill="gradient" draw:fill-gradient-name="a204"/>
    </style:style>
    <style:style style:name="Mdp7" style:family="drawing-page">
      <style:drawing-page-properties draw:background-size="border" draw:fill="gradient" draw:fill-gradient-name="a264"/>
    </style:style>
    <style:style style:name="Mdp8" style:family="drawing-page">
      <style:drawing-page-properties draw:background-size="border" draw:fill="gradient" draw:fill-gradient-name="a288"/>
    </style:style>
    <style:style style:name="Mdp9" style:family="drawing-page">
      <style:drawing-page-properties draw:background-size="border" draw:fill="gradient" draw:fill-gradient-name="a308"/>
    </style:style>
    <style:style style:name="Mdp10" style:family="drawing-page">
      <style:drawing-page-properties draw:background-size="border" draw:fill="gradient" draw:fill-gradient-name="a347"/>
    </style:style>
    <style:style style:name="Mdp11" style:family="drawing-page">
      <style:drawing-page-properties draw:background-size="border" draw:fill="gradient" draw:fill-gradient-name="a373"/>
    </style:style>
    <style:style style:name="Mdp12" style:family="drawing-page">
      <style:drawing-page-properties draw:background-size="border" draw:fill="gradient" draw:fill-gradient-name="a414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gradient-name="a4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14cm" svg:stroke-color="#bfbfbf" svg:stroke-opacity="35%" draw:fill="none" fo:padding-top="0.132cm" fo:padding-bottom="0.132cm" fo:padding-left="0.257cm" fo:padding-right="0.257cm"/>
    </style:style>
    <style:style style:name="Mgr5" style:family="graphic" style:parent-style-name="standard">
      <style:graphic-properties draw:stroke="solid" svg:stroke-width="0.017cm" svg:stroke-color="#c6c6c6" svg:stroke-opacity="45%" draw:fill="none" fo:padding-top="0.133cm" fo:padding-bottom="0.133cm" fo:padding-left="0.258cm" fo:padding-right="0.258cm"/>
    </style:style>
    <style:style style:name="Mgr6" style:family="graphic" style:parent-style-name="standard">
      <style:graphic-properties draw:stroke="none" draw:fill="gradient" draw:fill-gradient-name="a45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gradient" draw:fill-gradient-name="a51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gradient" draw:fill-gradient-name="a7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gradient" draw:fill-gradient-name="a11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22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gradient" draw:fill-gradient-name="a15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gradient" draw:fill-gradient-name="a26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draw:fill="gradient" draw:fill-gradient-name="a292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draw:fill="gradient" draw:fill-gradient-name="a37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gradient" draw:fill-gradient-name="a41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Verv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Verv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Verv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Verv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Ver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Verv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5-twoTxTwoObj-Comparais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outline1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3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4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title">
      <style:graphic-properties draw:stroke="none" draw:fill="solid" draw:fill-color="#49494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outline1">
      <style:graphic-properties draw:stroke="solid" svg:stroke-width="0.026cm" svg:stroke-color="#ff388c" svg:stroke-opacity="100%" draw:stroke-linejoin="miter" draw:fill="solid" draw:fill-color="#ff388c" draw:opacity="15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346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</style:style>
    <style:style style:name="MP6" style:family="paragraph">
      <style:paragraph-properties fo:margin-left="2.286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07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81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1.346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.102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style:paragraph-properties fo:margin-left="0.15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1.245cm" fo:margin-right="0cm" fo:margin-top="0.212cm" fo:margin-bottom="0cm" fo:line-height="100%" fo:text-align="start" fo:text-indent="-1.067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.051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1.245cm" fo:margin-right="0cm" fo:margin-top="0cm" fo:margin-bottom="0cm" fo:line-height="100%" fo:text-align="start" fo:text-indent="-1.067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5c9c" style:text-line-through-style="none" style:text-line-through-type="none" style:text-position="0% 100%" style:font-name="Century Gothic1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1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1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entury Gothic1" fo:font-size="12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ff5c9c" style:text-line-through-style="none" style:text-line-through-type="none" style:text-position="0% 100%" style:font-name="Century Gothic1" fo:font-size="4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entury Gothic1" fo:font-size="13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2" style:family="text">
      <style:text-properties fo:font-variant="normal" fo:text-transform="none" fo:color="#ff5c9c" style:text-line-through-style="none" style:text-line-through-type="none" style:text-position="0% 100%" style:font-name="Century Gothic1" fo:font-size="36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entury Gothic1" fo:font-size="33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size-complex="33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text-transform="uppercase" fo:color="#ff5c9c" style:text-line-through-style="none" style:text-line-through-type="none" style:text-position="0% 100%" style:font-name="Century Gothic1" fo:font-size="29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entury Gothic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entury Gothic1" fo:font-size="9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20" style:family="text">
      <style:text-properties fo:text-transform="uppercase" fo:color="#ff5c9c" style:text-line-through-style="none" style:text-line-through-type="none" style:text-position="0% 100%" style:font-name="Century Gothic1" fo:font-size="3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entury Gothic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">
        <style:list-level-properties text:space-before="0.178cm" text:min-label-width="1.067cm"/>
        <style:text-properties fo:font-family="'Wingdings 2'" style:font-charset="x-symbol" fo:color="#ff388c" fo:font-size="80%"/>
      </text:list-level-style-bullet>
      <text:list-level-style-bullet text:level="2" text:bullet-char="">
        <style:list-level-properties text:space-before="1.219cm" text:min-label-width="1.067cm"/>
        <style:text-properties fo:font-family="'Wingdings 2'" style:font-charset="x-symbol" fo:color="#ff388c" fo:font-size="80%"/>
      </text:list-level-style-bullet>
      <text:list-level-style-bullet text:level="3" text:bullet-char="">
        <style:list-level-properties text:space-before="2.007cm" text:min-label-width="1.067cm"/>
        <style:text-properties fo:font-family="'Wingdings 2'" style:font-charset="x-symbol" fo:color="#ff388c" fo:font-size="80%"/>
      </text:list-level-style-bullet>
      <text:list-level-style-bullet text:level="4" text:bullet-char="">
        <style:list-level-properties text:space-before="2.743cm" text:min-label-width="1.067cm"/>
        <style:text-properties fo:font-family="'Wingdings 2'" style:font-charset="x-symbol" fo:color="#ff388c" fo:font-size="80%"/>
      </text:list-level-style-bullet>
      <text:list-level-style-bullet text:level="5" text:bullet-char="">
        <style:list-level-properties text:space-before="3.378cm" text:min-label-width="1.067cm"/>
        <style:text-properties fo:font-family="'Wingdings 2'" style:font-charset="x-symbol" fo:color="#ff388c" fo:font-size="80%"/>
      </text:list-level-style-bullet>
      <text:list-level-style-bullet text:level="6" text:bullet-char="">
        <style:list-level-properties text:space-before="4.013cm" text:min-label-width="1.067cm"/>
        <style:text-properties fo:font-family="'Wingdings 2'" style:font-charset="x-symbol" fo:color="#ff388c" fo:font-size="80%"/>
      </text:list-level-style-bullet>
      <text:list-level-style-bullet text:level="7" text:bullet-char="">
        <style:list-level-properties text:space-before="4.724cm" text:min-label-width="1.067cm"/>
        <style:text-properties fo:font-family="'Wingdings 2'" style:font-charset="x-symbol" fo:color="#ff388c" fo:font-size="80%"/>
      </text:list-level-style-bullet>
      <text:list-level-style-bullet text:level="8" text:bullet-char="">
        <style:list-level-properties text:space-before="5.283cm" text:min-label-width="1.067cm"/>
        <style:text-properties fo:font-family="'Wingdings 2'" style:font-charset="x-symbol" fo:color="#ff388c" fo:font-size="80%"/>
      </text:list-level-style-bullet>
      <text:list-level-style-bullet text:level="9" text:bullet-char="">
        <style:list-level-properties text:space-before="5.918cm" text:min-label-width="1.067cm"/>
        <style:text-properties fo:font-family="'Wingdings 2'" style:font-charset="x-symbol" fo:color="#ff388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›">
        <style:list-level-properties text:space-before="0.451cm" text:min-label-width="0.794cm"/>
        <style:text-properties fo:font-family="Verdana" style:font-family-generic="swiss" fo:color="#ff388c" fo:font-size="95%"/>
      </text:list-level-style-bullet>
      <text:list-level-style-bullet text:level="2" text:bullet-char="›">
        <style:list-level-properties text:space-before="1.492cm" text:min-label-width="0.794cm"/>
        <style:text-properties fo:font-family="Verdana" style:font-family-generic="swiss" fo:color="#ff388c" fo:font-size="95%"/>
      </text:list-level-style-bullet>
      <text:list-level-style-bullet text:level="3" text:bullet-char="›">
        <style:list-level-properties text:space-before="2.28cm" text:min-label-width="0.794cm"/>
        <style:text-properties fo:font-family="Verdana" style:font-family-generic="swiss" fo:color="#ff388c" fo:font-size="95%"/>
      </text:list-level-style-bullet>
      <text:list-level-style-bullet text:level="4" text:bullet-char="›">
        <style:list-level-properties text:space-before="3.016cm" text:min-label-width="0.794cm"/>
        <style:text-properties fo:font-family="Verdana" style:font-family-generic="swiss" fo:color="#ff388c" fo:font-size="95%"/>
      </text:list-level-style-bullet>
      <text:list-level-style-bullet text:level="5" text:bullet-char="›">
        <style:list-level-properties text:space-before="3.651cm" text:min-label-width="0.794cm"/>
        <style:text-properties fo:font-family="Verdana" style:font-family-generic="swiss" fo:color="#ff388c" fo:font-size="95%"/>
      </text:list-level-style-bullet>
      <text:list-level-style-bullet text:level="6" text:bullet-char="›">
        <style:list-level-properties text:space-before="4.286cm" text:min-label-width="0.794cm"/>
        <style:text-properties fo:font-family="Verdana" style:font-family-generic="swiss" fo:color="#ff388c" fo:font-size="95%"/>
      </text:list-level-style-bullet>
      <text:list-level-style-bullet text:level="7" text:bullet-char="›">
        <style:list-level-properties text:space-before="4.997cm" text:min-label-width="0.794cm"/>
        <style:text-properties fo:font-family="Verdana" style:font-family-generic="swiss" fo:color="#ff388c" fo:font-size="95%"/>
      </text:list-level-style-bullet>
      <text:list-level-style-bullet text:level="8" text:bullet-char="›">
        <style:list-level-properties text:space-before="5.556cm" text:min-label-width="0.794cm"/>
        <style:text-properties fo:font-family="Verdana" style:font-family-generic="swiss" fo:color="#ff388c" fo:font-size="95%"/>
      </text:list-level-style-bullet>
      <text:list-level-style-bullet text:level="9" text:bullet-char="›">
        <style:list-level-properties text:space-before="6.191cm" text:min-label-width="0.794cm"/>
        <style:text-properties fo:font-family="Verdana" style:font-family-generic="swiss" fo:color="#ff388c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space-before="0.61cm" text:min-label-width="0.635cm"/>
        <style:text-properties fo:font-family="'Wingdings 2'" style:font-charset="x-symbol" fo:color="#ff388c" fo:font-size="100%"/>
      </text:list-level-style-bullet>
      <text:list-level-style-bullet text:level="2" text:bullet-char="">
        <style:list-level-properties text:space-before="1.651cm" text:min-label-width="0.635cm"/>
        <style:text-properties fo:font-family="'Wingdings 2'" style:font-charset="x-symbol" fo:color="#ff388c" fo:font-size="100%"/>
      </text:list-level-style-bullet>
      <text:list-level-style-bullet text:level="3" text:bullet-char="">
        <style:list-level-properties text:space-before="2.438cm" text:min-label-width="0.635cm"/>
        <style:text-properties fo:font-family="'Wingdings 2'" style:font-charset="x-symbol" fo:color="#ff388c" fo:font-size="100%"/>
      </text:list-level-style-bullet>
      <text:list-level-style-bullet text:level="4" text:bullet-char="">
        <style:list-level-properties text:space-before="3.175cm" text:min-label-width="0.635cm"/>
        <style:text-properties fo:font-family="'Wingdings 2'" style:font-charset="x-symbol" fo:color="#ff388c" fo:font-size="100%"/>
      </text:list-level-style-bullet>
      <text:list-level-style-bullet text:level="5" text:bullet-char="">
        <style:list-level-properties text:space-before="3.81cm" text:min-label-width="0.635cm"/>
        <style:text-properties fo:font-family="'Wingdings 2'" style:font-charset="x-symbol" fo:color="#ff388c" fo:font-size="100%"/>
      </text:list-level-style-bullet>
      <text:list-level-style-bullet text:level="6" text:bullet-char="">
        <style:list-level-properties text:space-before="4.445cm" text:min-label-width="0.635cm"/>
        <style:text-properties fo:font-family="'Wingdings 2'" style:font-charset="x-symbol" fo:color="#ff388c" fo:font-size="100%"/>
      </text:list-level-style-bullet>
      <text:list-level-style-bullet text:level="7" text:bullet-char="">
        <style:list-level-properties text:space-before="5.156cm" text:min-label-width="0.635cm"/>
        <style:text-properties fo:font-family="'Wingdings 2'" style:font-charset="x-symbol" fo:color="#ff388c" fo:font-size="100%"/>
      </text:list-level-style-bullet>
      <text:list-level-style-bullet text:level="8" text:bullet-char="">
        <style:list-level-properties text:space-before="5.715cm" text:min-label-width="0.635cm"/>
        <style:text-properties fo:font-family="'Wingdings 2'" style:font-charset="x-symbol" fo:color="#ff388c" fo:font-size="100%"/>
      </text:list-level-style-bullet>
      <text:list-level-style-bullet text:level="9" text:bullet-char="">
        <style:list-level-properties text:space-before="6.35cm" text:min-label-width="0.635cm"/>
        <style:text-properties fo:font-family="'Wingdings 2'" style:font-charset="x-symbol" fo:color="#ff388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66cm" text:min-label-width="0.584cm"/>
        <style:text-properties fo:font-family="'Wingdings 2'" style:font-charset="x-symbol" fo:color="#ff388c" fo:font-size="100%"/>
      </text:list-level-style-bullet>
      <text:list-level-style-bullet text:level="2" text:bullet-char="">
        <style:list-level-properties text:space-before="1.702cm" text:min-label-width="0.584cm"/>
        <style:text-properties fo:font-family="'Wingdings 2'" style:font-charset="x-symbol" fo:color="#ff388c" fo:font-size="100%"/>
      </text:list-level-style-bullet>
      <text:list-level-style-bullet text:level="3" text:bullet-char="">
        <style:list-level-properties text:space-before="2.489cm" text:min-label-width="0.584cm"/>
        <style:text-properties fo:font-family="'Wingdings 2'" style:font-charset="x-symbol" fo:color="#ff388c" fo:font-size="100%"/>
      </text:list-level-style-bullet>
      <text:list-level-style-bullet text:level="4" text:bullet-char="">
        <style:list-level-properties text:space-before="3.226cm" text:min-label-width="0.584cm"/>
        <style:text-properties fo:font-family="'Wingdings 2'" style:font-charset="x-symbol" fo:color="#ff388c" fo:font-size="100%"/>
      </text:list-level-style-bullet>
      <text:list-level-style-bullet text:level="5" text:bullet-char="">
        <style:list-level-properties text:space-before="3.861cm" text:min-label-width="0.584cm"/>
        <style:text-properties fo:font-family="'Wingdings 2'" style:font-charset="x-symbol" fo:color="#ff388c" fo:font-size="100%"/>
      </text:list-level-style-bullet>
      <text:list-level-style-bullet text:level="6" text:bullet-char="">
        <style:list-level-properties text:space-before="4.496cm" text:min-label-width="0.584cm"/>
        <style:text-properties fo:font-family="'Wingdings 2'" style:font-charset="x-symbol" fo:color="#ff388c" fo:font-size="100%"/>
      </text:list-level-style-bullet>
      <text:list-level-style-bullet text:level="7" text:bullet-char="">
        <style:list-level-properties text:space-before="5.207cm" text:min-label-width="0.584cm"/>
        <style:text-properties fo:font-family="'Wingdings 2'" style:font-charset="x-symbol" fo:color="#ff388c" fo:font-size="100%"/>
      </text:list-level-style-bullet>
      <text:list-level-style-bullet text:level="8" text:bullet-char="">
        <style:list-level-properties text:space-before="5.766cm" text:min-label-width="0.584cm"/>
        <style:text-properties fo:font-family="'Wingdings 2'" style:font-charset="x-symbol" fo:color="#ff388c" fo:font-size="100%"/>
      </text:list-level-style-bullet>
      <text:list-level-style-bullet text:level="9" text:bullet-char="">
        <style:list-level-properties text:space-before="6.401cm" text:min-label-width="0.584cm"/>
        <style:text-properties fo:font-family="'Wingdings 2'" style:font-charset="x-symbol" fo:color="#ff388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66cm" text:min-label-width="0.584cm"/>
        <style:text-properties fo:font-family="'Wingdings 2'" style:font-charset="x-symbol" fo:color="#ff90b2" fo:font-size="100%"/>
      </text:list-level-style-bullet>
      <text:list-level-style-bullet text:level="2" text:bullet-char="">
        <style:list-level-properties text:space-before="1.702cm" text:min-label-width="0.584cm"/>
        <style:text-properties fo:font-family="'Wingdings 2'" style:font-charset="x-symbol" fo:color="#ff90b2" fo:font-size="100%"/>
      </text:list-level-style-bullet>
      <text:list-level-style-bullet text:level="3" text:bullet-char="">
        <style:list-level-properties text:space-before="2.489cm" text:min-label-width="0.584cm"/>
        <style:text-properties fo:font-family="'Wingdings 2'" style:font-charset="x-symbol" fo:color="#ff90b2" fo:font-size="100%"/>
      </text:list-level-style-bullet>
      <text:list-level-style-bullet text:level="4" text:bullet-char="">
        <style:list-level-properties text:space-before="3.226cm" text:min-label-width="0.584cm"/>
        <style:text-properties fo:font-family="'Wingdings 2'" style:font-charset="x-symbol" fo:color="#ff90b2" fo:font-size="100%"/>
      </text:list-level-style-bullet>
      <text:list-level-style-bullet text:level="5" text:bullet-char="">
        <style:list-level-properties text:space-before="3.861cm" text:min-label-width="0.584cm"/>
        <style:text-properties fo:font-family="'Wingdings 2'" style:font-charset="x-symbol" fo:color="#ff90b2" fo:font-size="100%"/>
      </text:list-level-style-bullet>
      <text:list-level-style-bullet text:level="6" text:bullet-char="">
        <style:list-level-properties text:space-before="4.496cm" text:min-label-width="0.584cm"/>
        <style:text-properties fo:font-family="'Wingdings 2'" style:font-charset="x-symbol" fo:color="#ff90b2" fo:font-size="100%"/>
      </text:list-level-style-bullet>
      <text:list-level-style-bullet text:level="7" text:bullet-char="">
        <style:list-level-properties text:space-before="5.207cm" text:min-label-width="0.584cm"/>
        <style:text-properties fo:font-family="'Wingdings 2'" style:font-charset="x-symbol" fo:color="#ff90b2" fo:font-size="100%"/>
      </text:list-level-style-bullet>
      <text:list-level-style-bullet text:level="8" text:bullet-char="">
        <style:list-level-properties text:space-before="5.766cm" text:min-label-width="0.584cm"/>
        <style:text-properties fo:font-family="'Wingdings 2'" style:font-charset="x-symbol" fo:color="#ff90b2" fo:font-size="100%"/>
      </text:list-level-style-bullet>
      <text:list-level-style-bullet text:level="9" text:bullet-char="">
        <style:list-level-properties text:space-before="6.401cm" text:min-label-width="0.584cm"/>
        <style:text-properties fo:font-family="'Wingdings 2'" style:font-charset="x-symbol" fo:color="#ff90b2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152cm"/>
        <style:text-properties style:use-window-font-color="true" fo:font-size="45%"/>
      </text:list-level-style-number>
      <text:list-level-style-number text:level="2" style:num-format="">
        <style:list-level-properties text:space-before="2.286cm"/>
        <style:text-properties style:use-window-font-color="true" fo:font-size="45%"/>
      </text:list-level-style-number>
      <text:list-level-style-number text:level="3" style:num-format="">
        <style:list-level-properties text:space-before="3.073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5.791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6.98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86cm"/>
        <style:text-properties style:use-window-font-color="true" fo:font-size="45%"/>
      </text:list-level-style-number>
      <text:list-level-style-number text:level="3" style:num-format="">
        <style:list-level-properties text:space-before="3.073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5.791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6.98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1-Verve" style:page-layout-name="PM1" draw:style-name="Mdp1">
      <draw:custom-shape draw:name="Triangle rectangle 10" draw:style-name="Mgr3" draw:text-style-name="MP3" draw:layer="backgroundobjects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backgroundobjects" draw:type="line" svg:x1="0cm" svg:y1="0.02cm" svg:x2="25.38cm" svg:y2="19.03cm" svg:d="M0 20l25380 19010" svg:viewBox="0 0 25381 19011">
        <text:p/>
      </draw:connector>
      <draw:connector draw:name="Connecteur droit 8" draw:style-name="Mgr5" draw:layer="backgroundobjects" draw:type="line" svg:x1="25.393cm" svg:y1="13.745cm" svg:x2="17.969cm" svg:y2="19.024cm" svg:d="M25393 13745l-7424 5279" svg:viewBox="0 0 7425 5280">
        <text:p/>
      </draw:connector>
      <draw:frame draw:name="Espace réservé du titre 21" presentation:style-name="Mpr1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12" presentation:style-name="Mpr2" draw:text-style-name="MP3" draw:layer="backgroundobjects" svg:width="22.86cm" svg:height="12.7cm" svg:x="1.27cm" svg:y="5.23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3" presentation:style-name="Mpr3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2" presentation:style-name="Mpr3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22" presentation:style-name="Mpr4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Verve-title" draw:layer="backgroundobjects" svg:width="14.848cm" svg:height="11.136cm" svg:x="3.075cm" svg:y="2.257cm" presentation:class="page"/>
        <draw:frame presentation:style-name="Master1-Ver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custom-shape draw:name="Triangle rectangle 9" draw:style-name="Mgr6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10" draw:style-name="Mgr4" draw:layer="Master1-bg" draw:type="line" svg:x1="0cm" svg:y1="0.02cm" svg:x2="25.38cm" svg:y2="19.03cm" svg:d="M0 20l25380 19010" svg:viewBox="0 0 25381 19011">
        <text:p/>
      </draw:connector>
      <draw:connector draw:name="Connecteur droit 11" draw:style-name="Mgr5" draw:layer="Master1-bg" draw:type="line" svg:x1="25.393cm" svg:y1="13.745cm" svg:x2="17.969cm" svg:y2="19.024cm" svg:d="M25393 13745l-7424 5279" svg:viewBox="0 0 7425 5280">
        <text:p/>
      </draw:connector>
      <draw:custom-shape draw:name="Triangle isocèle 6" draw:style-name="Mgr7" draw:text-style-name="MP3" draw:layer="backgroundobjects" svg:width="5.258cm" svg:height="3.595cm" draw:transform="rotate (1.5707963267949) translate (21.816cm 19.022cm)">
        <text:p text:style-name="MP11"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1323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re 7" presentation:style-name="Mpr7" draw:text-style-name="MP3" draw:layer="backgroundobjects" svg:width="22.397cm" svg:height="4.083cm" svg:x="1.502cm" svg:y="2.156cm" presentation:class="title">
        <draw:text-box>
          <text:p text:style-name="MP12"><text:span text:style-name="MT10">Cliquez pour modifier le style du titre</text:span></text:p>
        </draw:text-box>
      </draw:frame>
      <draw:frame draw:name="Sous-titre 8" presentation:style-name="Mpr8" draw:text-style-name="MP3" draw:layer="backgroundobjects" svg:width="22.397cm" svg:height="4.868cm" svg:x="1.502cm" svg:y="6.251cm" presentation:class="subtitle">
        <draw:text-box>
          <text:p text:style-name="MP13"><text:span text:style-name="MT3">Cliquez pour modifier le style des sous-titres du masque</text:span></text:p>
        </draw:text-box>
      </draw:frame>
      <draw:frame draw:name="Espace réservé de la date 27" presentation:style-name="Mpr9" draw:text-style-name="MP3" draw:layer="backgroundobjects" svg:width="16.087cm" svg:height="1.014cm" svg:x="3.81cm" svg:y="16.702cm" presentation:class="date-time">
        <draw:text-box>
          <text:p text:style-name="MP14"><text:span text:style-name="MT8"><text:date style:data-style-name="D1" text:date-value="2017-04-08">08/04/2017</text:date></text:span></text:p>
        </draw:text-box>
      </draw:frame>
      <draw:frame draw:name="Espace réservé du pied de page 16" presentation:style-name="Mpr10" draw:text-style-name="MP3" draw:layer="backgroundobjects" svg:width="16.087cm" svg:height="1.014cm" svg:x="3.81cm" svg:y="15.696cm" presentation:class="footer">
        <draw:text-box>
          <text:p/>
        </draw:text-box>
      </draw:frame>
      <draw:frame draw:name="Espace réservé du numéro de diapositive 28" presentation:style-name="Mpr11" draw:text-style-name="MP3" draw:layer="backgroundobjects" svg:width="1.397cm" svg:height="1.014cm" svg:x="23.312cm" svg:y="15.979cm" presentation:class="page-number">
        <draw:text-box>
          <text:p text:style-name="MP11"><text:span text:style-name="MT11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custom-shape draw:name="Triangle rectangle 6" draw:style-name="Mgr8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Master1-bg" draw:type="line" svg:x1="0cm" svg:y1="0.02cm" svg:x2="25.38cm" svg:y2="19.03cm" svg:d="M0 20l25380 19010" svg:viewBox="0 0 25381 19011">
        <text:p/>
      </draw:connector>
      <draw:connector draw:name="Connecteur droit 8" draw:style-name="Mgr5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14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contenu 2" presentation:style-name="Mpr15" draw:text-style-name="MP3" draw:layer="backgroundobjects" svg:width="22.86cm" svg:height="12.7cm" svg:x="1.27cm" svg:y="5.23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7">Cinquième niveau</text:span></text:p>
            </text:list-item>
          </text:list>
        </draw:text-box>
      </draw:frame>
      <draw:frame draw:name="Espace réservé de la date 3" presentation:style-name="Mpr16" draw:text-style-name="MP3" draw:layer="backgroundobjects" svg:width="5.927cm" svg:height="0.838cm" svg:x="13.31cm" svg:y="18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4" presentation:style-name="Mpr16" draw:text-style-name="MP3" draw:layer="backgroundobjects" svg:width="11.833cm" svg:height="0.836cm" svg:x="1.27cm" svg:y="18.003cm" presentation:class="footer">
        <draw:text-box>
          <text:p/>
        </draw:text-box>
      </draw:frame>
      <draw:frame draw:name="Espace réservé du numéro de diapositive 5" presentation:style-name="Mpr17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draw:frame presentation:style-name="Master1-Layout2-obj-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custom-shape draw:name="Triangle rectangle 8" draw:style-name="Mgr9" draw:text-style-name="MP3" draw:layer="backgroundobjects" svg:width="25.361cm" svg:height="18.991cm" svg:x="0.02cm" svg:y="0.004cm">
        <text:p text:style-name="MP11"/>
        <draw:enhanced-geometry svg:viewBox="0 0 21600 21600" draw:mirror-vertical="true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draw:name="Triangle isocèle 7" draw:style-name="Mgr10" draw:text-style-name="MP3" draw:layer="backgroundobjects" svg:width="5.258cm" svg:height="3.595cm" draw:transform="rotate (1.5707963267949) translate (21.816cm 5.286cm)">
        <text:p text:style-name="MP11"/>
        <draw:enhanced-geometry svg:viewBox="0 0 21600 21600" draw:mirror-vertical="true" draw:path-stretchpoint-x="21600" draw:path-stretchpoint-y="21600" draw:text-areas="?f10 ?f6 ?f12 ?f3" draw:glue-points="?f11 ?f2 ?f10 ?f6 ?f0 ?f3 ?f11 ?f3 ?f1 ?f3 ?f12 ?f6" draw:type="non-primitive" draw:modifiers="51323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Espace réservé de la date 3" presentation:style-name="Mpr20" draw:text-style-name="MP3" draw:layer="backgroundobjects" svg:width="5.927cm" svg:height="0.847cm" svg:x="19.321cm" svg:y="17.992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4" presentation:style-name="Mpr20" draw:text-style-name="MP3" draw:layer="backgroundobjects" svg:width="11.833cm" svg:height="0.836cm" svg:x="7.276cm" svg:y="18.003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1.397cm" svg:height="0.836cm" svg:x="23.475cm" svg:y="2.249cm" presentation:class="page-number">
        <draw:text-box>
          <text:p text:style-name="MP11"><text:span text:style-name="MT9"><text:page-number>&lt;numéro&gt;</text:page-number></text:span></text:p>
        </draw:text-box>
      </draw:frame>
      <draw:connector draw:name="Connecteur droit 10" draw:style-name="Mgr5" draw:layer="backgroundobjects" draw:type="line" svg:x1="25.393cm" svg:y1="5.304cm" svg:x2="17.969cm" svg:y2="0.027cm" svg:d="M25393 5304l-7424-5277" svg:viewBox="0 0 7425 5278">
        <text:p/>
      </draw:connector>
      <draw:connector draw:name="Connecteur droit 9" draw:style-name="Mgr4" draw:layer="backgroundobjects" draw:type="line" svg:x1="0cm" svg:y1="19.03cm" svg:x2="25.38cm" svg:y2="0.02cm" svg:d="M0 19030l25380-19010" svg:viewBox="0 0 25381 19011">
        <text:p/>
      </draw:connector>
      <draw:frame draw:name="Titre 1" presentation:style-name="Mpr22" draw:text-style-name="MP3" draw:layer="backgroundobjects" svg:width="20.108cm" svg:height="3.784cm" svg:x="1.058cm" svg:y="0.754cm" presentation:class="title">
        <draw:text-box>
          <text:p text:style-name="MP10"><text:span text:style-name="MT12">Cliquez pour modifier le style du titre</text:span></text:p>
        </draw:text-box>
      </draw:frame>
      <draw:frame draw:name="Espace réservé du texte 2" presentation:style-name="Mpr23" draw:text-style-name="MP3" draw:layer="backgroundobjects" svg:width="10.795cm" svg:height="6.35cm" svg:x="1.058cm" svg:y="4.538cm" presentation:class="outline">
        <draw:text-box>
          <text:list text:style-name="ML8">
            <text:list-item>
              <text:p text:style-name="MP15"><text:span text:style-name="MT6">Cliquez pour modifier les styles du texte du masque</text:span></text:p>
            </text:list-item>
          </text:list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custom-shape draw:name="Triangle rectangle 7" draw:style-name="Mgr11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8" draw:style-name="Mgr4" draw:layer="Master1-bg" draw:type="line" svg:x1="0cm" svg:y1="0.02cm" svg:x2="25.38cm" svg:y2="19.03cm" svg:d="M0 20l25380 19010" svg:viewBox="0 0 25381 19011">
        <text:p/>
      </draw:connector>
      <draw:connector draw:name="Connecteur droit 9" draw:style-name="Mgr5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26" draw:text-style-name="MP3" draw:layer="backgroundobjects" svg:width="22.86cm" svg:height="3.886cm" svg:x="1.27cm" svg:y="0.743cm" presentation:class="title">
        <draw:text-box>
          <text:p text:style-name="MP10"><text:span text:style-name="MT2">Cliquez pour modifier le style du titre</text:span></text:p>
        </draw:text-box>
      </draw:frame>
      <draw:frame draw:name="Espace réservé du contenu 2" presentation:style-name="Mpr27" draw:text-style-name="MP3" draw:layer="backgroundobjects" svg:width="11.218cm" svg:height="12.572cm" svg:x="1.27cm" svg:y="4.785cm" presentation:class="title">
        <draw:text-box>
          <text:list text:style-name="ML2">
            <text:list-item>
              <text:p text:style-name="MP16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contenu 3" presentation:style-name="Mpr27" draw:text-style-name="MP3" draw:layer="backgroundobjects" svg:width="11.218cm" svg:height="12.572cm" svg:x="12.912cm" svg:y="4.785cm" presentation:class="title">
        <draw:text-box>
          <text:list text:style-name="ML2">
            <text:list-item>
              <text:p text:style-name="MP16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4" presentation:style-name="Mpr28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5" presentation:style-name="Mpr28" draw:text-style-name="MP3" draw:layer="backgroundobjects" svg:width="11.833cm" svg:height="0.838cm" svg:x="1.27cm" svg:y="18.003cm" presentation:class="footer">
        <draw:text-box>
          <text:p/>
        </draw:text-box>
      </draw:frame>
      <draw:frame draw:name="Espace réservé du numéro de diapositive 6" presentation:style-name="Mpr29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draw:frame presentation:style-name="Master1-Layout4-twoObj-Deux-contenu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2" draw:text-style-name="MP3" draw:layer="backgroundobjects" svg:width="2.963cm" svg:height="17.094cm" svg:x="0.689cm" svg:y="0.808cm" presentation:class="title">
        <draw:text-box>
          <text:p text:style-name="MP11"><text:span text:style-name="MT14">Cliquez pour modifier le style du titre</text:span></text:p>
        </draw:text-box>
      </draw:frame>
      <draw:frame draw:name="Espace réservé du texte 2" presentation:style-name="Mpr33" draw:text-style-name="MP3" draw:layer="backgroundobjects" svg:width="1.614cm" svg:height="8.382cm" svg:x="3.792cm" svg:y="0.808cm" presentation:class="outline">
        <draw:text-box>
          <text:list text:style-name="ML9">
            <text:list-item>
              <text:p text:style-name="MP17"><text:span text:style-name="MT15">Cliquez pour modifier les styles du texte du masque</text:span></text:p>
            </text:list-item>
          </text:list>
        </draw:text-box>
      </draw:frame>
      <draw:frame draw:name="Espace réservé du texte 3" presentation:style-name="Mpr33" draw:text-style-name="MP3" draw:layer="backgroundobjects" svg:width="1.614cm" svg:height="8.382cm" svg:x="3.792cm" svg:y="9.52cm" presentation:class="outline">
        <draw:text-box>
          <text:list text:style-name="ML9">
            <text:list-item>
              <text:p text:style-name="MP17"><text:span text:style-name="MT15">Cliquez pour modifier les styles du texte du masque</text:span></text:p>
            </text:list-item>
          </text:list>
        </draw:text-box>
      </draw:frame>
      <draw:frame draw:name="Espace réservé du contenu 4" presentation:style-name="Mpr34" draw:text-style-name="MP3" draw:layer="backgroundobjects" svg:width="19.05cm" svg:height="8.382cm" svg:x="5.617cm" svg:y="0.808cm" presentation:class="title">
        <draw:text-box>
          <text:list text:style-name="ML2">
            <text:list-item>
              <text:p text:style-name="MP1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3">Troisième niveau</text:span><text:span text:style-name="MT13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u contenu 5" presentation:style-name="Mpr34" draw:text-style-name="MP3" draw:layer="backgroundobjects" svg:width="19.05cm" svg:height="8.382cm" svg:x="5.617cm" svg:y="9.52cm" presentation:class="title">
        <draw:text-box>
          <text:list text:style-name="ML2">
            <text:list-item>
              <text:p text:style-name="MP1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3">Troisième niveau</text:span><text:span text:style-name="MT13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e la date 6" presentation:style-name="Mpr35" draw:text-style-name="MP3" draw:layer="backgroundobjects" svg:width="5.918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7" presentation:style-name="Mpr35" draw:text-style-name="MP3" draw:layer="backgroundobjects" svg:width="11.836cm" svg:height="0.838cm" svg:x="1.27cm" svg:y="18.003cm" presentation:class="footer">
        <draw:text-box>
          <text:p/>
        </draw:text-box>
      </draw:frame>
      <draw:frame draw:name="Espace réservé du numéro de diapositive 8" presentation:style-name="Mpr36" draw:text-style-name="MP3" draw:layer="backgroundobjects" svg:width="1.397cm" svg:height="0.838cm" svg:x="21.082cm" svg:y="18.009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custom-shape draw:name="Triangle rectangle 5" draw:style-name="Mgr12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6" draw:style-name="Mgr4" draw:layer="Master1-bg" draw:type="line" svg:x1="0cm" svg:y1="0.02cm" svg:x2="25.38cm" svg:y2="19.03cm" svg:d="M0 20l25380 19010" svg:viewBox="0 0 25381 19011">
        <text:p/>
      </draw:connector>
      <draw:connector draw:name="Connecteur droit 7" draw:style-name="Mgr5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39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e la date 2" presentation:style-name="Mpr40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3" presentation:style-name="Mpr40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4" presentation:style-name="Mpr41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custom-shape draw:name="Triangle rectangle 4" draw:style-name="Mgr13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5" draw:style-name="Mgr4" draw:layer="Master1-bg" draw:type="line" svg:x1="0cm" svg:y1="0.02cm" svg:x2="25.38cm" svg:y2="19.03cm" svg:d="M0 20l25380 19010" svg:viewBox="0 0 25381 19011">
        <text:p/>
      </draw:connector>
      <draw:connector draw:name="Connecteur droit 6" draw:style-name="Mgr5" draw:layer="Master1-bg" draw:type="line" svg:x1="25.393cm" svg:y1="13.745cm" svg:x2="17.969cm" svg:y2="19.024cm" svg:d="M25393 13745l-7424 5279" svg:viewBox="0 0 7425 5280">
        <text:p/>
      </draw:connector>
      <draw:frame draw:name="Espace réservé de la date 1" presentation:style-name="Mpr44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2" presentation:style-name="Mpr44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3" presentation:style-name="Mpr45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8" draw:text-style-name="MP3" draw:layer="backgroundobjects" svg:width="2.54cm" svg:height="16.51cm" svg:x="0.61cm" svg:y="1.021cm" presentation:class="title">
        <draw:text-box>
          <text:p text:style-name="MP18"><text:span text:style-name="MT16">Cliquez pour modifier le style du titre</text:span></text:p>
        </draw:text-box>
      </draw:frame>
      <draw:frame draw:name="Espace réservé du texte 2" presentation:style-name="Mpr49" draw:text-style-name="MP3" draw:layer="backgroundobjects" svg:width="6.773cm" svg:height="16.51cm" svg:x="3.155cm" svg:y="1.021cm" presentation:class="outline">
        <draw:text-box>
          <text:list text:style-name="ML9">
            <text:list-item>
              <text:p text:style-name="MP10"><text:span text:style-name="MT17">Cliquez pour modifier les styles du texte du masque</text:span></text:p>
            </text:list-item>
          </text:list>
        </draw:text-box>
      </draw:frame>
      <draw:frame draw:name="Espace réservé du contenu 3" presentation:style-name="Mpr50" draw:text-style-name="MP3" draw:layer="backgroundobjects" svg:width="14.656cm" svg:height="16.637cm" svg:x="10.142cm" svg:y="0.889cm" presentation:class="title">
        <draw:text-box>
          <text:list text:style-name="ML2">
            <text:list-item>
              <text:p text:style-name="MP19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51" draw:text-style-name="MP3" draw:layer="backgroundobjects" svg:width="5.927cm" svg:height="0.838cm" svg:x="17.442cm" svg:y="18.212cm" presentation:class="date-time">
        <draw:text-box>
          <text:p text:style-name="MP10"><text:span text:style-name="MT18"><text:date style:data-style-name="D1" text:date-value="2017-04-08">08/04/2017</text:date></text:span></text:p>
        </draw:text-box>
      </draw:frame>
      <draw:frame draw:name="Espace réservé du pied de page 5" presentation:style-name="Mpr51" draw:text-style-name="MP3" draw:layer="backgroundobjects" svg:width="14.286cm" svg:height="0.838cm" svg:x="3.155cm" svg:y="18.212cm" presentation:class="footer">
        <draw:text-box>
          <text:p/>
        </draw:text-box>
      </draw:frame>
      <draw:frame draw:name="Espace réservé du numéro de diapositive 6" presentation:style-name="Mpr52" draw:text-style-name="MP3" draw:layer="backgroundobjects" svg:width="1.397cm" svg:height="0.838cm" svg:x="23.363cm" svg:y="18.212cm" presentation:class="page-number">
        <draw:text-box>
          <text:p text:style-name="MP11"><text:span text:style-name="MT19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5" draw:text-style-name="MP3" draw:layer="backgroundobjects" svg:width="2.54cm" svg:height="17.78cm" svg:x="0.61cm" svg:y="0.419cm" presentation:class="title">
        <draw:text-box>
          <text:p text:style-name="MP10"><text:span text:style-name="MT20">Cliquez pour modifier le style du titre</text:span></text:p>
        </draw:text-box>
      </draw:frame>
      <draw:frame draw:name="Espace réservé pour une image  2" presentation:style-name="Mpr56" draw:text-style-name="MP3" draw:layer="backgroundobjects" svg:width="20.371cm" svg:height="15.24cm" svg:x="3.162cm" svg:y="1.039cm" presentation:class="title">
        <draw:text-box>
          <text:p text:style-name="MP20"><text:span text:style-name="MT21">Cliquez sur l'icône pour ajouter une image</text:span></text:p>
        </draw:text-box>
      </draw:frame>
      <draw:frame draw:name="Espace réservé du texte 3" presentation:style-name="Mpr57" draw:text-style-name="MP3" draw:layer="backgroundobjects" svg:width="20.371cm" svg:height="1.905cm" svg:x="3.175cm" svg:y="16.298cm" presentation:class="outline">
        <draw:text-box>
          <text:list text:style-name="ML9">
            <text:list-item>
              <text:p text:style-name="MP10"><text:span text:style-name="MT17">Cliquez pour modifier les styles du texte du masque</text:span></text:p>
            </text:list-item>
          </text:list>
        </draw:text-box>
      </draw:frame>
      <draw:frame draw:name="Espace réservé de la date 4" presentation:style-name="Mpr58" draw:text-style-name="MP3" draw:layer="backgroundobjects" svg:width="5.842cm" svg:height="0.838cm" svg:x="16.967cm" svg:y="18.212cm" presentation:class="date-time">
        <draw:text-box>
          <text:p text:style-name="MP10"><text:span text:style-name="MT18"><text:date style:data-style-name="D1" text:date-value="2017-04-08">08/04/2017</text:date></text:span></text:p>
        </draw:text-box>
      </draw:frame>
      <draw:frame draw:name="Espace réservé du pied de page 5" presentation:style-name="Mpr58" draw:text-style-name="MP3" draw:layer="backgroundobjects" svg:width="13.745cm" svg:height="0.838cm" svg:x="3.251cm" svg:y="18.214cm" presentation:class="footer">
        <draw:text-box>
          <text:p/>
        </draw:text-box>
      </draw:frame>
      <draw:frame draw:name="Espace réservé du numéro de diapositive 6" presentation:style-name="Mpr59" draw:text-style-name="MP3" draw:layer="backgroundobjects" svg:width="1.016cm" svg:height="0.838cm" svg:x="22.826cm" svg:y="18.212cm" presentation:class="page-number">
        <draw:text-box>
          <text:p text:style-name="MP11"><text:span text:style-name="MT19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custom-shape draw:name="Triangle rectangle 6" draw:style-name="Mgr14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Master1-bg" draw:type="line" svg:x1="0cm" svg:y1="0.02cm" svg:x2="25.38cm" svg:y2="19.03cm" svg:d="M0 20l25380 19010" svg:viewBox="0 0 25381 19011">
        <text:p/>
      </draw:connector>
      <draw:connector draw:name="Connecteur droit 8" draw:style-name="Mgr5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62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vertical 2" presentation:style-name="Mpr63" draw:text-style-name="MP21" draw:layer="backgroundobjects" svg:width="22.86cm" svg:height="12.7cm" svg:x="1.27cm" svg:y="5.23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4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4" presentation:style-name="Mpr64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5" presentation:style-name="Mpr65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custom-shape draw:name="Triangle rectangle 6" draw:style-name="Mgr15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Master1-bg" draw:type="line" svg:x1="0cm" svg:y1="0.02cm" svg:x2="25.38cm" svg:y2="19.03cm" svg:d="M0 20l25380 19010" svg:viewBox="0 0 25381 19011">
        <text:p/>
      </draw:connector>
      <draw:connector draw:name="Connecteur droit 8" draw:style-name="Mgr5" draw:layer="Master1-bg" draw:type="line" svg:x1="25.393cm" svg:y1="13.745cm" svg:x2="17.969cm" svg:y2="19.024cm" svg:d="M25393 13745l-7424 5279" svg:viewBox="0 0 7425 5280">
        <text:p/>
      </draw:connector>
      <draw:frame draw:name="Titre vertical 1" presentation:style-name="Mpr68" draw:text-style-name="MP21" draw:layer="backgroundobjects" svg:width="5.292cm" svg:height="15.24cm" svg:x="18.838cm" svg:y="1.058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vertical 2" presentation:style-name="Mpr69" draw:text-style-name="MP21" draw:layer="backgroundobjects" svg:width="17.357cm" svg:height="15.24cm" svg:x="1.27cm" svg:y="1.058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0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4" presentation:style-name="Mpr70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5" presentation:style-name="Mpr71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Diapositive 1</dc:title>
    <meta:initial-creator>alex</meta:initial-creator>
    <meta:creation-date>2016-02-09T16:00:02Z</meta:creation-date>
    <dc:date>2017-04-08T05:36:40.787964625</dc:date>
    <meta:editing-cycles>102</meta:editing-cycles>
    <meta:editing-duration>PT13H41M28S</meta:editing-duration>
    <dc:creator>pascal buguet</dc:creator>
    <meta:document-statistic meta:object-count="213"/>
    <meta:template xlink:type="simple" xlink:actuate="onRequest" xlink:title="" xlink:href="Verve"/>
  </office:meta>
</office:document-meta>
</file>